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96c" officeooo:paragraph-rsid="0011196c"/>
    </style:style>
    <style:style style:name="P2" style:family="paragraph" style:parent-style-name="Standard">
      <style:text-properties officeooo:rsid="00135d66" officeooo:paragraph-rsid="00135d66"/>
    </style:style>
    <style:style style:name="T1" style:family="text">
      <style:text-properties officeooo:rsid="00125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</text:p>
      <text:p text:style-name="P1">Clase <text:span text:style-name="T1">6</text:span> – <text:span text:style-name="T1">19/04/2021</text:span></text:p>
      <text:p text:style-name="P1"/>
      <text:p text:style-name="P2">Clase que viene se entrega parcial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8:58:25.926477374</meta:creation-date>
    <dc:date>2021-04-19T21:56:34.981705755</dc:date>
    <meta:editing-duration>PT1H47M38S</meta:editing-duration>
    <meta:editing-cycles>1</meta:editing-cycles>
    <meta:document-statistic meta:table-count="0" meta:image-count="0" meta:object-count="0" meta:page-count="1" meta:paragraph-count="3" meta:word-count="10" meta:character-count="67" meta:non-whitespace-character-count="58"/>
    <meta:generator>LibreOffice/6.4.6.2$Linux_X86_64 LibreOffice_project/40$Build-2</meta:generator>
  </office:meta>
</office:document-meta>
</file>